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tandard">
      <style:paragraph-properties fo:margin-top="0cm" fo:margin-bottom="0.353cm" loext:contextual-spacing="false" fo:line-height="100%" fo:text-align="justify" style:justify-single-word="false"/>
      <style:text-properties fo:background-color="#ffffff"/>
    </style:style>
    <style:style style:name="P3" style:family="paragraph" style:parent-style-name="Subtitle">
      <style:paragraph-properties fo:margin-top="0cm" fo:margin-bottom="0.353cm" loext:contextual-spacing="false" fo:line-height="100%" fo:text-align="justify" style:justify-single-word="false"/>
    </style:style>
    <style:style style:name="P4" style:family="paragraph" style:parent-style-name="Title" style:master-page-name="Standard">
      <style:paragraph-properties fo:margin-top="0cm" fo:margin-bottom="0.106cm" loext:contextual-spacing="false" style:page-number="1"/>
    </style:style>
    <style:style style:name="T1" style:family="text">
      <style:text-properties fo:background-color="#ffffff" loext:char-shading-value="0"/>
    </style:style>
    <style:style style:name="T2" style:family="text">
      <style:text-properties fo:color="#1155cc" style:text-underline-style="solid" style:text-underline-width="auto" style:text-underline-color="font-color"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ykrdnozcabmu"/>Dark Souls okiem casuala</text:p>
      <text:p text:style-name="P3"><text:bookmark text:name="_1u6qdixq1bst"/>Cahan gra w Symulator Śmierci</text:p>
      <text:p text:style-name="P1">Nigdy wcześniej nie recenzowałam gier do ET. Nie dlatego, że w nie nie gram, tylko zazwyczaj wolałam się skupić na czymś innym, a tu dać pole do popisu reszcie redakcji. To jednak nie będzie recenzja, po prostu chcę się z Wami podzielić pewnym doświadczeniem, bo pierwsze Soulsy to miłość trudna, bolesna i wyjątkowa. Są inne pozycje, które lubię bardziej niż DS, ale chyba żadna z nich nie zapewniła mi takich przeżyć.</text:p>
      <text:p text:style-name="P1">Postawmy sprawę jasno: jestem casualem i w większość gier pykam na poziomie normalnym, bo nie chce mi się z nimi męczyć. Czasami coś przejdę na najwyższym poziomie trudności, ale raczej nie jest to mój pierwszy raz. Do sięgnięcia po Dark Souls namówił mnie kolega i serdecznie mu za to dziękuję. Poza tym miałam ochotę na fajne walki z bossami po tym jak przeszłam dodatki do Wiedźmina 3. Trochę poczytałam w Internecie, zobaczyłam screeny z gry, stwierdziłam, że Ziewający Smok wygląda fajnie, a ja muszę się zrelaksować po biochemii.</text:p>
      <text:p text:style-name="P1">Nieświadoma, radosna i gotowa na śmierć zainstalowałam Dark Souls: Prepare to Die Edition. Gra szybko doprowadziła mnie do płaczu. Zrobiła to w zasadzie raz i to zanim ją odpaliłam. Bo widzicie… nie mogłam jej odpalić! Z tego, co czytałam, to jest to częsty problem, zwłaszcza na nowszych Windowsach. Żeby gra działała mi na 8.1 musiałam otworzyć ją w trybie zgodności z Windowsem 7. A ponieważ port na PC jest zepsuty, to nie obyło się bez DSfixa, czyli stworzonego przez fanów moda, dzięki któremu gra staje się w ogóle grywalna.</text:p>
      <text:p text:style-name="P1">Mimo wszystko gra przy pomocy myszki i klawiatury podpada pod masochizm, bo kamera wariuje, klawisze są przypisane na stałe (i to w dziwaczny sposób), a podpowiedzi są skonstruowane dla pada. Dlatego odkopałam mojego wiekowego, dwunastoletniego pada i w końcu zajęłam się grą, a nie walką by Dark Souls w ogóle chodziło.</text:p>
      <text:p text:style-name="P1">Pierwsze wrażenie? Cóż, jak na grę z 2011 roku (wersja na PC została wydana w 2012), to z modem jest dobrze. Może nie jest to Skyrim czy najnowszy Wiedźmin, ale jest całkiem ładnie. Dobra, surowo, ale nie chciałabym w Soulsach mnóstwa zbędnych bajerów. Całość jest bardzo estetyczna, klimatyczna i przemyślana. No, może poza dwoma lokacjami, które są w zasadzie niedokończone i mobów w nich tyle, że więcej ich matka nie miała. Podoba mi się projekt, podoba mi się ścieżka dźwiękowa, a nawet to, że w większości miejsc w grze słyszymy tylko odgłosy własne i przeciwników.</text:p>
      <text:p text:style-name="P2">Początki nie były takie trudne. No dobra, ssałam mocno, ale bez problemu dotarłam do drugiego bossa (w przypadku obrania standardowej drogi). Samego demona biłam bardzo długo i zaliczyłam na nim chyba więcej zgonów niż na jakimkolwiek innym przeciwniku w grze. Co jest zabawne, bo ten pan w późniejszej lokacji jest zwykłym mobem. No, ale w końcu się nauczyłam (w miarę) i jakoś to poszło, a gra stała się przyjemna oraz diabelnie satysfakcjonująca. W zasadzie, to chyba każdemu, kto po raz pierwszy sięga po tę grę radziłabym powiedzenie sobie, że się dojdzie przynajmniej do pewnego etapu. Żeby móc się do Dark Souls przekonać. U mnie było to zabicie w pierwszy dzwon.</text:p>
      <text:p text:style-name="P1"/>
      <text:p text:style-name="P1">W kwestii płynności rozgrywki, to nie mam pojęcia ile miałam klatek na sekundę, ale gra raczej się nie cięła. Nawet w Blighttown chodziła płynnie, zresztą tu ponoć problem występuje w edycjach konsolowych. Dlatego jeśli ktoś zastanawia się na co kupić DS, to chyba jednak polecam wersję na PC. Co prawda bez modów jest niegrywalna, ale z nimi jest spoko, no i ładniejsza oraz płynniejsza. Niebawem ma wyjść remaster, ale póki nie zostanie <text:soft-page-break/>ograny przez graczy, to ciężko powiedzieć, czy warto.</text:p>
      <text:p text:style-name="P1">Jeśli chodzi o sterowanie, to jest naprawdę bardzo wygodne i podoba mi się klawiszologia w przypadku pada. Dodatkowo świetnie, że można zaznaczać przeciwników poprzez wciśnięcie prawej gałki. W wielu sytuacjach potrafi to uratować zad. Miło też, że ruchy postaci zależą od jej obciążenia, zbroje faktycznie mocno różnią się wyglądem i statystykami, a każda broń ma inny zestaw ruchów. Bronie w ogóle są różnorodne i dość ciekawe. Poza tym można je ulepszać i modyfikować, więc niemal każda broń jest całkiem sensowna. No i jest jeszcze magia, której są aż trzy rodzaje. Jednak sama nie korzystałam, słyszałam tylko, że bardzo ułatwia grę.</text:p>
      <text:p text:style-name="P1">Przez tę całą różnorodność broni cały system walki jest ciekawy, bo każdą walczy się inaczej. Sama bawiłam się głównie mieczem czarnego rycerza, halabardą czarnego rycerza i boskim claymore’m. W grze są też tarcze, które bardzo ułatwiają rozgrywkę, zwłaszcza świeżym graczom. Jednak najważniejsze są przyjęta strategia i cierpliwość. Walki w Dark Souls nie są jakoś szczególnie szybkie i nawet najlepszy szpej nie pokona za nas bossa. Ani nawet wielu zwykłych mobów. Jeśli zamierzacie w to zagrać, to odzwyczajcie się od tego, że wbiegacie w grupę dziesięciu wrogów i ich siekacie, biorąc sporo ciosów na klatę. Tu to tak nie działa.</text:p>
      <text:p text:style-name="P1">Powiedziałabym, że to jest właśnie ta główna trudność Dark Souls <text:span text:style-name="T1">– nawyki z innych gier (nie licząc gier Souls like) tu nie działają. Wielu wrogów (w tym większość bossów) ma ataki, które mają gracza na jeden cios. Co prawda gracz też jest w stanie zadawać naprawdę konkretne obrażenia w późnej fazie gry najtwardsze moby schodziły może na cztery ciosy mojej halabardy. Co nie zmienia faktu, że były w stanie mnie ubić w jakieś dwie sekundy.</text:span></text:p>
      <text:p text:style-name="P2">Dark Souls nie wybacza tak, jak chociażby Wiedźmin 3 na Drodze ku zagładzie. Z drugiej strony każdego wroga możesz ubić pięściami, jeśli się uprzesz. Także jest to w miarę sprawiedliwe. Wrogowie nie skalują się do poziomu bohatera. No i odradzają się w nieskończoność, co jest zarówno wadą jak i zaletą. Wadą, bo jeśli gdzieś zginiesz, to zaczynasz znowu od ostatniego ogniska i zaletą, bo zawsze możesz na nich farmić dusze, które są zarówno expem jak i walutą.</text:p>
      <text:p text:style-name="P2">Czy walka jest sprawiedliwa, mądra i w ogóle Dark Souls oczekuje tylko tego, że gracz nie będzie debilem? Nie, nie jest. A przynajmniej nie do końca. Zazwyczaj faktycznie giniesz dlatego, że popełniłeś błąd, spóźniając się z unikiem czy pakując się w nieciekawą sytuację. Ale zdarza się, że umierasz przez buga. Poza tym siła ataków przeciwników bywa bardzo… nieprzewidywalna. Podobnie jak nieintuicyjne bywa to, jak sobie z nimi poradzić. Bo wiecie, że jak macie dobrą tarczę, to możecie na nią przyjąć uderzenie młota, który jest większy od Was? Ja bym się nie domyśliła. Ani to, że jak smoczek sobie idzie, to muśnięcie jego nóżki z boku kończy się zgonem, ale jak nas połknie, to tylko nam trochę HP zejdzie.</text:p>
      <text:p text:style-name="P2">Jak nauczycie się rozkładu pułapek i tego, co dany przeciwnik może, to gra jakoś szczególnie trudna nie jest. Dalej wymaga wyczucia i cierpliwości, ale jest to do nauczenia. Tylko że doskonale rozumiem ludzi, którzy się wkurzają i rzucają to w cholerę. Bo nauka zawiera dużo umierania. I nie ma tak dobrze, że sobie zapiszesz grę tuż przed tym przeciwnikiem, z którym się męczysz dziesiąty raz. Po śmierci budzisz się przy ostatnim ognisku i tyle.</text:p>
      <text:p text:style-name="P2">A walki z bossami? Zazwyczaj jest świetnie i naprawdę różnorodnie. Każda ma wspaniały soundtrack, który na długo zapada w pamięć. Niektóre są trudne, inne wręcz banalne. Jedna jest naprawdę kiepska i to do tego stopnia, że studio za nią przeprosiło. Część trochę źle rozumie poziom trudności. No i zapamiętajcie dobrze pierwszego bossa, bo spotkacie go jeszcze przynajmniej raz, a maksimum dwa. Tym razem w nieco zmienionej i dużo silniejszej wersji. Najbardziej przypadli mi do gustu bossowie z DLC i to w zasadzie wszyscy, łącznie z opcjonalnym. To była czysta przyjemność.</text:p>
      <text:p text:style-name="P2"><text:soft-page-break/>Niestety, ale do bossów trzeba się dostać. I droga do nich nie zawsze jest łatwa. Do niektórych jest blisko, do innych nie. No i nie do wszystkich da się po prostu olać moby i biec. Poza tym bieg też nie jest taki łatwy. Co prawda lokacje są zazwyczaj ładne i fajne, czasem da się też odblokować skrót, który znacząco ułatwia życie, ale i tak jestem za ogniskiem tuż przed każdym bossem.</text:p>
      <text:p text:style-name="P2">Poszczególne lokacje łączą się w wielu miejscach i przy pomocy licznych skrótów. Świat nie jest też jakiś szczególnie wielki i to dobrze, bo mniej więcej przez pierwszą połowę gry się wszędzie chodzi na piechotę. Dopiero później zdobywa się zdolność szybkiej podróży, czyli teleportacji między wybranymi ogniskami. Mapy nie ma. Wskazówek gdzie iść raczej też nie. Jeśli się nie wie, to można się wpakować w niezłe bagno, bo niektóre lokacje są zabójcze dla świeżego gracza. I nie zawsze da się stamtąd wrócić. Znaczy, da się, ale nie jest to proste.</text:p>
      <text:p text:style-name="P2">Fabuła jest ciekawa i głównie poukrywana w opisach przedmiotów, wyglądach lokacji i pojedynczych wypowiedziach NPCów. Problem w tym, że bez czytania wiki i oglądania filmików na YouTube, to większości rzeczy prawdopodobnie się nie dowiesz, a wiele wątków nie zostanie ukończonych. Z jednej strony jest to całkiem ciekawe rozwiązanie, a z drugiej… Gra czasami naprawdę mogłaby wyeksponować coś nieco bardziej wprost. Zwłaszcza na początku. Bo w zasadzie to trafiasz do Lordran i słyszysz, że masz zabić w dwa dzwony, jeden jest na górze, a drugi na dole. A czemu? Bo coś się stanie. W efekcie nasz Wybrany Nieumarły sobie łazi po świecie i bije potworki, ale średnio wie dlaczego.</text:p>
      <text:p text:style-name="P2">Są ludzie, którzy twierdzą, że to genialne rozwiązanie i w ogóle, a gra po prostu wymaga myślenia i nie traktuje gracza jak debila. Cóż, nie zgadzam się z tym. Bo uważam, że jednak opisy przedmiotów choć ciekawe, to mają mniej sensu niż choćby ekspozycja w dialogu. Nie mówiąc już o broniach, które wypadają z ogonów niektórych bossów. To jest fajne i w ogóle, ale to logika gry. Dark Souls ma mechanikę, która jest uzasadniona fabularnie. Takie rozwiązanie mi pasuje, ale mogłabym też napisać długaśny tekst o tym, że często to nie ma żadnego sensu. Czemu? Bo inaczej grałoby się koszmarnie. Gry komputerowe rządzą się swoimi prawami i próba zamaskowania ich przy pomocy teorii o tym, że czas w Lordran płynie inaczej, a mobki się odradzają, bo coś tam tego nie zmieni.</text:p>
      <text:p text:style-name="P2">Nawet tryb multiplayer jest uzasadniony fabularnie. I w sumie jest całkiem ciekawy, choć nie bawiłam się nim za bardzo. Czemu? Cóż, nie tak łatwo znaleźć innych graczy. Czeka się długo. Zarówno żeby zostać przyzwanym do bossa jak i kogoś najechać. Choć to też zależy od rodzaju najazdu i pewnie od przymierza jakiego jest się członkiem. Sama pomoc przyzwałam raz. Są miejsca, w których znaków przyzwania jest całkiem sporo, ale przy większości bossów raczej ich nie widziałam. Fakt, że trzeba być w formie człowieka, a ja latałam głównie jako pusta, ale i tam mam wrażenie, że multi w DS1 się nieco wyludniło. Ewentualnie gra kiepsko dobiera do siebie graczy, to też jest możliwe.</text:p>
      <text:p text:style-name="P2">Do multi i nie tylko przydają się różne przymierza. A tych jest całkiem sporo, z czego większość mniej lub bardziej ukryta. No, ale to gra w której ukryte są całe lokacje, więc o czym my mówimy… Czasami bez poczytania na necie ani rusz. Przymierza zapewniają członkom różne profity, choć jak dla mnie oferowały zbyt małą różnorodność. Cztery na dziewięć z nich oferuje cuda, czyli rodzaj magii, do uprawiania którego potrzebna jest wiara. Jedno zapewnia piromancję, pozostałe itemki oraz jedno nie daje w zasadzie nic ciekawego.</text:p>
      <text:p text:style-name="P2">A co mnie najbardziej wkurza w Dark Souls? Różnego rodzaju bugi. Na pierwszym miejscu są problemy z kolizją. Myślisz, że jesteś bezpieczny za metrowej grubości murkiem? Włócznia zombiaka ma inne zdanie! Co prawda są miejsca, w których broń gracza również olewa przeszkody, ale jakoś robi to znacznie rzadziej niż ta dzierżona przez przeciwnika. Mówiąc wprost: nie liczcie na to, że się ukryjecie. Zdarza się również, że się wbiegnie na niewidzialną ścianę. Widocznie w Lordran zdarzają się niewidzialne cegły. Udało mi się również wpaść w dziurę w teksturze na pewnych schodach podczas walki z bossem. To nie <text:soft-page-break/>skończyło się najlepiej. No i widziałam jak hydra trzyma głowę głęboko w skale, a bardzo duży piesek lewituje nad ziemią.</text:p>
      <text:p text:style-name="P2">Kolejnym problemem są hitboxy, zwłaszcza bossów. Chociaż uwielbiam pewnego przeciwnika z DLC, to regularnie ginęłam na nim po oberwaniu atakiem… który mnie nie dotknął. No, gra czasami wariuje. Zdarza się jej również zwariować na korzyść gracza, ale znacznie rzadziej.</text:p>
      <text:p text:style-name="P2">Ostatnią niedoróbką, która mi przeszkadzała w rozgrywce jest praca kamery. Kamera czasami się gubi. Po prostu. A kiedy gubi się kamera, to gracz widzi nie to co trzeba i jeśli dzieje się to podczas walki, to bywa źle. Zdarza się też, że blokowanie kamery na przeciwniku nagle przeskakuje na innego, nawet jeśli nie jest on agresywny. To również potrafi kosztować nas życie.</text:p>
      <text:p text:style-name="P2">Czy po tych doświadczeniach uważam Dark Souls za trudną grę? Tak, ale w dość uczciwy sposób i do nauczenia się dla każdego. Za to pewne rozwiązania są bardzo nieprzyjazne dla świeżych graczy – gra nie mówi co robić ani gdzie iść, co potrafi mocno utrudnić rozgrywkę. Poza tym iluzoryczne ściany i sekrety, choć niewątpliwie fajne, to często są nie do odkrycia bez podpowiedzi pozostawionych przez innych graczy czy bez pomocy Internetu. Po prostu mam wrażenie, że całość mogłaby być lepsza, gdyby jednak częściej dawała jakieś wskazówki zamiast „domyśl się”. Bo jednak nie należę do grona masochistów.</text:p>
      <text:p text:style-name="P2">Pomimo wielu wad sądzę, że Dark Souls to świetna gra. Bardzo klimatyczna, bardzo satysfakcjonująca pod względem rozgrywki. Ma wspaniałą mechanikę walki i możliwości budowy postaci. A ta poukrywana fabuła jest naprawdę bardzo ciekawa. Zaś muzyka to po prostu mistrzostwo, podobnie jak projekty lokacji i przeciwników. Pokochałam Lordran, pokochałam bicie bossów, pokochałam eksplorację, odkrywanie i snucie własnych teorii. I Wam życzę tego samego, drodzy czytelnicy. Bo naprawdę warto dać temu tytułowi szansę. Może to, co napiszę teraz wyda się głupie, ale ta cała przygoda, to przede wszystkim zwalczanie własnych słabości i ograniczeń jako gracza. To jest właśnie w tym wszystkim najlepsze. Nauka, dawanie rady i zemsta na przeciwniku, który wcześniej zamiatał nami podłogi.</text:p>
      <text:p text:style-name="P2">Nie taki diabeł straszny, jakim go malują, ale też nie taki prosty jak opisują go wierni fani Soulsów. Według nich DS to łatwa gra… No, może wiele casualowych tytułów na najwyższym poziomie trudności potrafi bardziej sklepać zad, ale też po co porównywać dorsza z tuńczykiem i się licytować czyja ulubiona pozycja mocniej poniewiera? Także ode mnie to tyle. Git gud and praise the sun!</text:p>
      <text:p text:style-name="P2">Obrazki:</text:p>
      <text:p text:style-name="P1"><text:a xlink:type="simple" xlink:href="https://starlightv.deviantart.com/art/Go-Fund-Me-commission-MLP-Dark-Souls-461443630" text:style-name="Internet_20_link" text:visited-style-name="Visited_20_Internet_20_Link"><text:span text:style-name="T2">https://starlightv.deviantart.com/art/Go-Fund-Me-commission-MLP-Dark-Souls-461443630</text:span></text:a></text:p>
      <text:p text:style-name="P1"><text:a xlink:type="simple" xlink:href="https://castle-crasher.deviantart.com/art/DARK-SOULS-Fluttershy-340142993" text:style-name="Internet_20_link" text:visited-style-name="Visited_20_Internet_20_Link"><text:span text:style-name="T2">https://castle-crasher.deviantart.com/art/DARK-SOULS-Fluttershy-340142993</text:span></text:a></text:p>
      <text:p text:style-name="P1"><text:a xlink:type="simple" xlink:href="https://castle-crasher.deviantart.com/art/Lyra-Dark-Souls-345332876" text:style-name="Internet_20_link" text:visited-style-name="Visited_20_Internet_20_Link"><text:span text:style-name="T2">https://castle-crasher.deviantart.com/art/Lyra-Dark-Souls-345332876</text:span></text:a></text:p>
      <text:p text:style-name="P1"><text:a xlink:type="simple" xlink:href="https://sym-kensaki.deviantart.com/art/Jolly-Co-operation-268570806" text:style-name="Internet_20_link" text:visited-style-name="Visited_20_Internet_20_Link"><text:span text:style-name="T2">https://sym-kensaki.deviantart.com/art/Jolly-Co-operation-268570806</text:span></text:a></text:p>
      <text:p text:style-name="P1"><text:a xlink:type="simple" xlink:href="https://derpibooru.org/635921" text:style-name="Internet_20_link" text:visited-style-name="Visited_20_Internet_20_Link"><text:span text:style-name="T2">https://derpibooru.org/635921</text:span></text:a></text:p>
      <text:p text:style-name="P1"><text:a xlink:type="simple" xlink:href="https://foxinshadow.deviantart.com/art/Dark-Souls-367731196" text:style-name="Internet_20_link" text:visited-style-name="Visited_20_Internet_20_Link"><text:span text:style-name="T2">https://foxinshadow.deviantart.com/art/Dark-Souls-367731196</text:span></text:a></text:p>
      <text:p text:style-name="P1"><text:a xlink:type="simple" xlink:href="https://foxinshadow.deviantart.com/art/Luna-and-the-Abysswalker-368976393" text:style-name="Internet_20_link" text:visited-style-name="Visited_20_Internet_20_Link"><text:span text:style-name="T2">https://foxinshadow.deviantart.com/art/Luna-and-the-Abysswalker-368976393</text:span></text:a></text:p>
      <text:p text:style-name="P1"><text:a xlink:type="simple" xlink:href="https://rariedash.deviantart.com/art/My-little-DarkSouls-400408663" text:style-name="Internet_20_link" text:visited-style-name="Visited_20_Internet_20_Link"><text:span text:style-name="T2">https://rariedash.deviantart.com/art/My-little-DarkSouls-400408663</text:span></text:a></text:p>
      <text:p text:style-name="P1"><text:a xlink:type="simple" xlink:href="https://sym-kensaki.deviantart.com/art/My-Heavy-Armor-Great-Magic-Barrier-is-Effective-289700885" text:style-name="Internet_20_link" text:visited-style-name="Visited_20_Internet_20_Link">https://sym-kensaki.deviantart.com/art/My-Heavy-Armor-Great-Magic-Barrier-is-Effective-</text:a><text:soft-page-break/><text:a xlink:type="simple" xlink:href="https://sym-kensaki.deviantart.com/art/My-Heavy-Armor-Great-Magic-Barrier-is-Effective-289700885" text:style-name="Internet_20_link" text:visited-style-name="Visited_20_Internet_20_Link">289700885</text:a></text:p>
      <text:p text:style-name="P1"><text:a xlink:type="simple" xlink:href="https://sym-kensaki.deviantart.com/art/Big-Hat-Trixie-278787739" text:style-name="Internet_20_link" text:visited-style-name="Visited_20_Internet_20_Link"><text:span text:style-name="T2">https://sym-kensaki.deviantart.com/art/Big-Hat-Trixie-278787739</text:span></text:a></text:p>
      <text:p text:style-name="P1"><text:a xlink:type="simple" xlink:href="https://otakuap.deviantart.com/art/Bonfire-445873097" text:style-name="Internet_20_link" text:visited-style-name="Visited_20_Internet_20_Link"><text:span text:style-name="T2">https://otakuap.deviantart.com/art/Bonfire-445873097</text:span></text:a></text:p>
      <text:p text:style-name="P1"><text:a xlink:type="simple" xlink:href="https://romaniz.deviantart.com/art/WE-READ-BOOKS-281563935" text:style-name="Internet_20_link" text:visited-style-name="Visited_20_Internet_20_Link"><text:span text:style-name="T2">https://romaniz.deviantart.com/art/WE-READ-BOOKS-281563935</text:span></text:a></text:p>
      <text:p text:style-name="P1"><text:a xlink:type="simple" xlink:href="https://deathcutlet.deviantart.com/art/Pony-and-Knight-2-Borderland-357835982" text:style-name="Internet_20_link" text:visited-style-name="Visited_20_Internet_20_Link"><text:span text:style-name="T2">https://deathcutlet.deviantart.com/art/Pony-and-Knight-2-Borderland-357835982</text:span></text:a></text:p>
      <text:p text:style-name="P1"><text:a xlink:type="simple" xlink:href="https://romaniz.deviantart.com/art/Let-s-Read-281556826" text:style-name="Internet_20_link" text:visited-style-name="Visited_20_Internet_20_Link"><text:span text:style-name="T2">https://romaniz.deviantart.com/art/Let-s-Read-281556826</text:span></text:a></text:p>
      <text:p text:style-name="P2">https://damaximos.deviantart.com/art/Flutterguy-and-the-Gravelord-3443488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3T18:45:27.406000000</dc:date>
    <meta:editing-duration>PT45M32S</meta:editing-duration>
    <meta:editing-cycles>2</meta:editing-cycles>
    <meta:document-statistic meta:table-count="0" meta:image-count="0" meta:object-count="0" meta:page-count="5" meta:paragraph-count="44" meta:word-count="2325" meta:character-count="15228" meta:non-whitespace-character-count="12945"/>
  </office:meta>
</office:document-meta>
</file>